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a_2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19a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Adolph Eichholz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December 28, 1885</text:p>
      <text:p text:style-name="P5">Month<text:tab/><text:tab/><text:tab/><text:tab/><text:tab/><text:tab/>December</text:p>
      <text:p text:style-name="P5">Year<text:tab/><text:tab/><text:tab/><text:tab/><text:tab/><text:tab/>1885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Teachers' Association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Y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Rev. S. Morais/</text:p>
      <text:p text:style-name="P2"><text:tab/>#546 N. 5th St/</text:p>
      <text:p text:style-name="P2"><text:tab/><text:tab/>City/</text:p>
      <text:p text:style-name="P2"/>
      <text:p text:style-name="P2">[Page 1]</text:p>
      <text:p text:style-name="P3">December 28<text:span text:style-name="T2">th</text:span><text:span text:style-name="T3"> 1885/</text:span></text:p>
      <text:p text:style-name="P2"><text:span text:style-name="T3">Rev. S. Morais/</text:span></text:p>
      <text:p text:style-name="P2"><text:span text:style-name="T3">Dear Sir./</text:span></text:p>
      <text:p text:style-name="P2"><text:span text:style-name="T3"><text:tab/>Please answer the/ following questions at the/ Teachers' meeting to be/ held next Monday evening/ Yours truly/ Adolph Eichholz/</text:span></text:p>
      <text:p text:style-name="P2"><text:span text:style-name="T3">1. What authority is there for/ Stanley's statement in his/ "History of the Jewish Church"/ that Abraham had been/ king of Damascus?/</text:span></text:p>
      <text:p text:style-name="P2"><text:span text:style-name="T3">[Hebrew]/</text:span></text:p>
      <text:p text:style-name="P2"><text:span text:style-name="T3"/></text:p>
      <text:p text:style-name="P2"><text:soft-page-break/><text:span text:style-name="T3">[Page 2]</text:span></text:p>
      <text:p text:style-name="P2"><text:span text:style-name="T3">2. Have the Commentators at-/tached any special signif-/icance <text:s/>to the frequent oc-/currence of the number/ forty in the Bible?/</text:span></text:p>
      <text:p text:style-name="P2"><text:span text:style-name="T3">[Hebrew]/</text:span></text:p>
      <text:p text:style-name="P2"><text:span text:style-name="T3">3. Why could not Isaac, when/ he found that he had been/ deceived by Jacob, give to/ Esau the blessing which/ belonged to the first born?/</text:span></text:p>
      <text:p text:style-name="P2"><text:span text:style-name="T3">[Hebrew]/</text:span></text:p>
      <text:p text:style-name="P2"><text:span text:style-name="T3">4. How do you account for/ the difference in the age to/ which men lived in the/ time of Noah and in that/ of Moses?/</text:span></text:p>
      <text:p text:style-name="P2"><text:span text:style-name="T3">[Hebrew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5T14:57:06.96</meta:creation-date>
    <dc:date>2012-01-25T15:03:03.40</dc:date>
    <dc:creator>Penn Libraries</dc:creator>
    <meta:editing-duration>PT00H05M5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8" meta:word-count="306" meta:character-count="2094"/>
  </office:meta>
</office:document-meta>
</file>